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>
          <table:table-cell table:number-columns-repeated="9"/>
          <table:table-cell office:value-type="string" calcext:value-type="string">
            <text:p>working title</text:p>
          </table:table-cell>
          <table:table-cell office:value-type="string" calcext:value-type="string">
            <text:p>Title</text:p>
          </table:table-cell>
          <table:table-cell table:number-columns-repeated="18"/>
          <table:table-cell office:value-type="string" calcext:value-type="string">
            <text:p>Gallery.create!(title: "</text:p>
          </table:table-cell>
          <table:table-cell office:value-type="string" calcext:value-type="string">
            <text:p>event_date: Date.new(</text:p>
          </table:table-cell>
          <table:table-cell office:value-type="string" calcext:value-type="string">
            <text:p>smugmug_album_id: '</text:p>
          </table:table-cell>
          <table:table-cell office:value-type="string" calcext:value-type="string">
            <text:p>smugmug_album_key: '</text:p>
          </table:table-cell>
          <table:table-cell office:value-type="string" calcext:value-type="string">
            <text:p>album_url: 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</text:p>
          </table:table-cell>
          <table:table-cell table:formula="of:=&quot;&quot;&quot;&gt;&quot;" office:value-type="string" office:string-value="&quot;&gt;" calcext:value-type="string">
            <text:p>"&gt;</text:p>
          </table:table-cell>
          <table:table-cell table:number-columns-repeated="2"/>
          <table:table-cell office:value-type="string" calcext:value-type="string">
            <text:p>&lt;h1&gt;</text:p>
          </table:table-cell>
          <table:table-cell office:value-type="string" calcext:value-type="string">
            <text:p>&lt;/h1&gt;</text:p>
          </table:table-cell>
          <table:table-cell table:number-columns-repeated="4"/>
          <table:table-cell office:value-type="string" calcext:value-type="string">
            <text:p>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AlbumID=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AlbumKey=</text:p>
          </table:table-cell>
          <table:table-cell office:value-type="string" calcext:value-type="string">
            <text:p>"</text:p>
          </table:table-cell>
          <table:table-cell table:number-columns-repeated="3"/>
          <table:table-cell office:value-type="string" calcext:value-type="string">
            <text:p>", </text:p>
          </table:table-cell>
          <table:table-cell office:value-type="string" calcext:value-type="string">
            <text:p>), </text:p>
          </table:table-cell>
          <table:table-cell table:number-columns-repeated="2" office:value-type="string" calcext:value-type="string">
            <text:p>', </text:p>
          </table:table-cell>
          <table:table-cell office:value-type="string" calcext:value-type="string">
            <text:p>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a href="http://snapshowmagic.smugmug.com/Events/OC-Brides-Networking-Event-1/"&gt;&lt;h1&gt;OC Brides Networking Event 02.18.2015&lt;/h1&gt;&lt;/a&gt;</text:p>
          </table:table-cell>
          <table:table-cell/>
          <table:table-cell table:formula="of:=FIND([.$D$2];[.B3];1)" office:value-type="float" office:value="10" calcext:value-type="float">
            <text:p>10</text:p>
          </table:table-cell>
          <table:table-cell table:formula="of:=FIND([.$E$2];[.B3];[.D3])" office:value-type="float" office:value="79" calcext:value-type="float">
            <text:p>79</text:p>
          </table:table-cell>
          <table:table-cell table:formula="of:=MID([.B3];[.D3];[.E3]-[.D3])" office:value-type="string" office:string-value="http://snapshowmagic.smugmug.com/Events/OC-Brides-Networking-Event-1/" calcext:value-type="string">
            <text:p>http://snapshowmagic.smugmug.com/Events/OC-Brides-Networking-Event-1/</text:p>
          </table:table-cell>
          <table:table-cell/>
          <table:table-cell table:formula="of:=FIND([.$H$2];[.B3];[.E3])" office:value-type="float" office:value="81" calcext:value-type="float">
            <text:p>81</text:p>
          </table:table-cell>
          <table:table-cell table:formula="of:=FIND([.$I$2];[.B3];[.H3])" office:value-type="float" office:value="122" calcext:value-type="float">
            <text:p>122</text:p>
          </table:table-cell>
          <table:table-cell table:formula="of:=MID([.B3];[.H3]+4;[.I3]-[.H3]-4)" office:value-type="string" office:string-value="OC Brides Networking Event 02.18.2015" calcext:value-type="string">
            <text:p>OC Brides Networking Event 02.18.2015</text:p>
          </table:table-cell>
          <table:table-cell table:formula="of:=TRIM(LEFT([.J3];LEN([.J3])-LEN([.M3])))" office:value-type="string" office:string-value="OC Brides Networking Event" calcext:value-type="string">
            <text:p>OC Brides Networking Event</text:p>
          </table:table-cell>
          <table:table-cell table:formula="of:=RIGHT([.J3];10)" office:value-type="string" office:string-value="02.18.2015" calcext:value-type="string">
            <text:p>02.18.2015</text:p>
          </table:table-cell>
          <table:table-cell table:formula="of:=IF(MID([.L3];2;1)=&quot; &quot;;RIGHT([.L3];8);[.L3])" office:value-type="string" office:string-value="02.18.2015" calcext:value-type="string">
            <text:p>02.18.2015</text:p>
          </table:table-cell>
          <table:table-cell table:formula="of:=FIND([.$N$2];[.M3];1)" office:value-type="float" office:value="3" calcext:value-type="float">
            <text:p>3</text:p>
          </table:table-cell>
          <table:table-cell table:formula="of:=VALUE(MID([.M3];1;[.N3]-1))" office:value-type="float" office:value="2" calcext:value-type="float">
            <text:p>2</text:p>
          </table:table-cell>
          <table:table-cell table:formula="of:=FIND([.$P$2];[.M3];[.N3]+1)" office:value-type="float" office:value="6" calcext:value-type="float">
            <text:p>6</text:p>
          </table:table-cell>
          <table:table-cell table:formula="of:=VALUE(MID([.M3];[.N3]+1;[.P3]-[.N3]-1))" office:value-type="float" office:value="18" calcext:value-type="float">
            <text:p>18</text:p>
          </table:table-cell>
          <table:table-cell/>
          <table:table-cell table:formula="of:=VALUE(MID([.M3];[.P3]+1;100))" office:value-type="float" office:value="2015" calcext:value-type="float">
            <text:p>2015</text:p>
          </table:table-cell>
          <table:table-cell table:formula="of:=IF([.S3]&lt;2000;[.S3]+2000;[.S3])" office:value-type="float" office:value="2015" calcext:value-type="float">
            <text:p>2015</text:p>
          </table:table-cell>
          <table:table-cell/>
          <table:table-cell table:formula="of:=FIND([.$V$2];[.$B7])" office:value-type="float" office:value="62" calcext:value-type="float">
            <text:p>62</text:p>
          </table:table-cell>
          <table:table-cell table:formula="of:=FIND([.$W$2];[.$B7];[.$V3])" office:value-type="float" office:value="78" calcext:value-type="float">
            <text:p>78</text:p>
          </table:table-cell>
          <table:table-cell table:formula="of:=MID([.$B7];[.$V3]+LEN([.$V$2]);[.$W3]-[.$V3]-LEN([.$V$2]))" office:value-type="string" office:string-value="47593029" calcext:value-type="string">
            <text:p>47593029</text:p>
          </table:table-cell>
          <table:table-cell table:formula="of:=FIND([.$Y$2];[.$B7])" office:value-type="float" office:value="79" calcext:value-type="float">
            <text:p>79</text:p>
          </table:table-cell>
          <table:table-cell table:formula="of:=FIND([.$Z$2];[.$B7];[.$Y3])" office:value-type="float" office:value="94" calcext:value-type="float">
            <text:p>94</text:p>
          </table:table-cell>
          <table:table-cell table:formula="of:=MID([.$B7];[.$Y3]+LEN([.$Y$2]);[.$Z3]-[.$Y3]-LEN([.$Y$2]))" office:value-type="string" office:string-value="kxn3Ls" calcext:value-type="string">
            <text:p>kxn3Ls</text:p>
          </table:table-cell>
          <table:table-cell table:number-columns-repeated="2"/>
          <table:table-cell table:formula="of:=[.$AD$1]&amp;[.$K3]&amp;[.$AD$2]" office:value-type="string" office:string-value="Gallery.create!(title: &quot;OC Brides Networking Event&quot;, " calcext:value-type="string">
            <text:p>Gallery.create!(title: "OC Brides Networking Event", </text:p>
          </table:table-cell>
          <table:table-cell table:formula="of:=[.$AE$1]&amp;[.$T3]&amp;&quot;,&quot;&amp;[.$O3]&amp;&quot;,&quot;&amp;[.$Q3]&amp;[.$AE$2]" office:value-type="string" office:string-value="event_date: Date.new(2015,2,18), " calcext:value-type="string">
            <text:p>event_date: Date.new(2015,2,18), </text:p>
          </table:table-cell>
          <table:table-cell table:formula="of:=[.$AF$1]&amp;[.X3]&amp;[.$AF$2]" office:value-type="string" office:string-value="smugmug_album_id: '47593029', " calcext:value-type="string">
            <text:p>smugmug_album_id: '47593029', </text:p>
          </table:table-cell>
          <table:table-cell table:formula="of:=[.$AG$1]&amp;[.AA3]&amp;[.$AG$2]" office:value-type="string" office:string-value="smugmug_album_key: 'kxn3Ls', " calcext:value-type="string">
            <text:p>smugmug_album_key: 'kxn3Ls', </text:p>
          </table:table-cell>
          <table:table-cell table:formula="of:=[.$AH$1]&amp;[.$F3]&amp;[.$AH$2]" office:value-type="string" office:string-value="album_url: &quot;http://snapshowmagic.smugmug.com/Events/OC-Brides-Networking-Event-1/&quot;)" calcext:value-type="string">
            <text:p>album_url: "http://snapshowmagic.smugmug.com/Events/OC-Brides-Networking-Event-1/")</text:p>
          </table:table-cell>
          <table:table-cell table:formula="of:=&quot;&quot;">
            <text:p/>
          </table:table-cell>
          <table:table-cell table:formula="of:=CONCATENATE([.AD3];[.AE3];[.AF3];[.AG3];[.AH3])" office:value-type="string" office:string-value="Gallery.create!(title: &quot;OC Brides Networking Event&quot;, event_date: Date.new(2015,2,18), smugmug_album_id: '47593029', smugmug_album_key: 'kxn3Ls', album_url: &quot;http://snapshowmagic.smugmug.com/Events/OC-Brides-Networking-Event-1/&quot;)" calcext:value-type="string">
            <text:p>Gallery.create!(title: "OC Brides Networking Event", event_date: Date.new(2015,2,18), smugmug_album_id: '47593029', smugmug_album_key: 'kxn3Ls', album_url: "http://snapshowmagic.smugmug.com/Events/OC-Brides-Networking-Event-1/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7593029&amp;AlbumKey=kxn3Ls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7593029&amp;AlbumKey=kxn3Ls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7593029&amp;AlbumKey=kxn3Ls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Events/OC-Brides-Networking-Event-1/"&gt;View Gallery&lt;/a&gt;</text:p>
          </table:table-cell>
          <table:table-cell table:number-columns-repeated="34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Events/Wedgewood-Awards-Banquet"&gt;&lt;h1&gt;Wedgewood Awards Banquet 02.16.2015&lt;/h1&gt;&lt;/a&gt;</text:p>
          </table:table-cell>
          <table:table-cell/>
          <table:table-cell table:formula="of:=FIND([.$D$2];[.B13];1)" office:value-type="float" office:value="10" calcext:value-type="float">
            <text:p>10</text:p>
          </table:table-cell>
          <table:table-cell table:formula="of:=FIND([.$E$2];[.B13];[.D13])" office:value-type="float" office:value="74" calcext:value-type="float">
            <text:p>74</text:p>
          </table:table-cell>
          <table:table-cell table:formula="of:=MID([.B13];[.D13];[.E13]-[.D13])" office:value-type="string" office:string-value="http://snapshowmagic.smugmug.com/Events/Wedgewood-Awards-Banquet" calcext:value-type="string">
            <text:p>http://snapshowmagic.smugmug.com/Events/Wedgewood-Awards-Banquet</text:p>
          </table:table-cell>
          <table:table-cell/>
          <table:table-cell table:formula="of:=FIND([.$H$2];[.B13];[.E13])" office:value-type="float" office:value="76" calcext:value-type="float">
            <text:p>76</text:p>
          </table:table-cell>
          <table:table-cell table:formula="of:=FIND([.$I$2];[.B13];[.H13])" office:value-type="float" office:value="115" calcext:value-type="float">
            <text:p>115</text:p>
          </table:table-cell>
          <table:table-cell table:formula="of:=MID([.B13];[.H13]+4;[.I13]-[.H13]-4)" office:value-type="string" office:string-value="Wedgewood Awards Banquet 02.16.2015" calcext:value-type="string">
            <text:p>Wedgewood Awards Banquet 02.16.2015</text:p>
          </table:table-cell>
          <table:table-cell table:formula="of:=TRIM(LEFT([.J13];LEN([.J13])-LEN([.M13])))" office:value-type="string" office:string-value="Wedgewood Awards Banquet" calcext:value-type="string">
            <text:p>Wedgewood Awards Banquet</text:p>
          </table:table-cell>
          <table:table-cell table:formula="of:=RIGHT([.J13];10)" office:value-type="string" office:string-value="02.16.2015" calcext:value-type="string">
            <text:p>02.16.2015</text:p>
          </table:table-cell>
          <table:table-cell table:formula="of:=IF(MID([.L13];2;1)=&quot; &quot;;RIGHT([.L13];8);[.L13])" office:value-type="string" office:string-value="02.16.2015" calcext:value-type="string">
            <text:p>02.16.2015</text:p>
          </table:table-cell>
          <table:table-cell table:formula="of:=FIND([.$N$2];[.M13];1)" office:value-type="float" office:value="3" calcext:value-type="float">
            <text:p>3</text:p>
          </table:table-cell>
          <table:table-cell table:formula="of:=VALUE(MID([.M13];1;[.N13]-1))" office:value-type="float" office:value="2" calcext:value-type="float">
            <text:p>2</text:p>
          </table:table-cell>
          <table:table-cell table:formula="of:=FIND([.$P$2];[.M13];[.N13]+1)" office:value-type="float" office:value="6" calcext:value-type="float">
            <text:p>6</text:p>
          </table:table-cell>
          <table:table-cell table:formula="of:=VALUE(MID([.M13];[.N13]+1;[.P13]-[.N13]-1))" office:value-type="float" office:value="16" calcext:value-type="float">
            <text:p>16</text:p>
          </table:table-cell>
          <table:table-cell/>
          <table:table-cell table:formula="of:=VALUE(MID([.M13];[.P13]+1;100))" office:value-type="float" office:value="2015" calcext:value-type="float">
            <text:p>2015</text:p>
          </table:table-cell>
          <table:table-cell table:formula="of:=IF([.S13]&lt;2000;[.S13]+2000;[.S13])" office:value-type="float" office:value="2015" calcext:value-type="float">
            <text:p>2015</text:p>
          </table:table-cell>
          <table:table-cell/>
          <table:table-cell table:formula="of:=FIND([.$V$2];[.$B17])" office:value-type="float" office:value="62" calcext:value-type="float">
            <text:p>62</text:p>
          </table:table-cell>
          <table:table-cell table:formula="of:=FIND([.$W$2];[.$B17];[.$V13])" office:value-type="float" office:value="78" calcext:value-type="float">
            <text:p>78</text:p>
          </table:table-cell>
          <table:table-cell table:formula="of:=MID([.$B17];[.$V13]+LEN([.$V$2]);[.$W13]-[.$V13]-LEN([.$V$2]))" office:value-type="string" office:string-value="47552950" calcext:value-type="string">
            <text:p>47552950</text:p>
          </table:table-cell>
          <table:table-cell table:formula="of:=FIND([.$Y$2];[.$B17])" office:value-type="float" office:value="79" calcext:value-type="float">
            <text:p>79</text:p>
          </table:table-cell>
          <table:table-cell table:formula="of:=FIND([.$Z$2];[.$B17];[.$Y13])" office:value-type="float" office:value="94" calcext:value-type="float">
            <text:p>94</text:p>
          </table:table-cell>
          <table:table-cell table:formula="of:=MID([.$B17];[.$Y13]+LEN([.$Y$2]);[.$Z13]-[.$Y13]-LEN([.$Y$2]))" office:value-type="string" office:string-value="jvQpCD" calcext:value-type="string">
            <text:p>jvQpCD</text:p>
          </table:table-cell>
          <table:table-cell table:number-columns-repeated="2"/>
          <table:table-cell table:formula="of:=[.$AD$1]&amp;[.$K13]&amp;[.$AD$2]" office:value-type="string" office:string-value="Gallery.create!(title: &quot;Wedgewood Awards Banquet&quot;, " calcext:value-type="string">
            <text:p>Gallery.create!(title: "Wedgewood Awards Banquet", </text:p>
          </table:table-cell>
          <table:table-cell table:formula="of:=[.$AE$1]&amp;[.$T13]&amp;&quot;,&quot;&amp;[.$O13]&amp;&quot;,&quot;&amp;[.$Q13]&amp;[.$AE$2]" office:value-type="string" office:string-value="event_date: Date.new(2015,2,16), " calcext:value-type="string">
            <text:p>event_date: Date.new(2015,2,16), </text:p>
          </table:table-cell>
          <table:table-cell table:formula="of:=[.$AF$1]&amp;[.X13]&amp;[.$AF$2]" office:value-type="string" office:string-value="smugmug_album_id: '47552950', " calcext:value-type="string">
            <text:p>smugmug_album_id: '47552950', </text:p>
          </table:table-cell>
          <table:table-cell table:formula="of:=[.$AG$1]&amp;[.AA13]&amp;[.$AG$2]" office:value-type="string" office:string-value="smugmug_album_key: 'jvQpCD', " calcext:value-type="string">
            <text:p>smugmug_album_key: 'jvQpCD', </text:p>
          </table:table-cell>
          <table:table-cell table:formula="of:=[.$AH$1]&amp;[.$F13]&amp;[.$AH$2]" office:value-type="string" office:string-value="album_url: &quot;http://snapshowmagic.smugmug.com/Events/Wedgewood-Awards-Banquet&quot;)" calcext:value-type="string">
            <text:p>album_url: "http://snapshowmagic.smugmug.com/Events/Wedgewood-Awards-Banquet")</text:p>
          </table:table-cell>
          <table:table-cell table:formula="of:=&quot;&quot;">
            <text:p/>
          </table:table-cell>
          <table:table-cell table:formula="of:=CONCATENATE([.AD13];[.AE13];[.AF13];[.AG13];[.AH13])" office:value-type="string" office:string-value="Gallery.create!(title: &quot;Wedgewood Awards Banquet&quot;, event_date: Date.new(2015,2,16), smugmug_album_id: '47552950', smugmug_album_key: 'jvQpCD', album_url: &quot;http://snapshowmagic.smugmug.com/Events/Wedgewood-Awards-Banquet&quot;)" calcext:value-type="string">
            <text:p>Gallery.create!(title: "Wedgewood Awards Banquet", event_date: Date.new(2015,2,16), smugmug_album_id: '47552950', smugmug_album_key: 'jvQpCD', album_url: "http://snapshowmagic.smugmug.com/Events/Wedgewood-Awards-Banquet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7552950&amp;AlbumKey=jvQpCD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7552950&amp;AlbumKey=jvQpCD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7552950&amp;AlbumKey=jvQpCD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Events/Wedgewood-Awards-Banquet"&gt;View Gallery&lt;/a&gt;</text:p>
          </table:table-cell>
          <table:table-cell table:number-columns-repeated="34"/>
        </table:table-row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eslie-01042015"&gt;&lt;h1&gt;Daniel and Leslie 01.04.2015&lt;/h1&gt;&lt;/a&gt;</text:p>
          </table:table-cell>
          <table:table-cell/>
          <table:table-cell table:formula="of:=FIND([.$D$2];[.B23];1)" office:value-type="float" office:value="10" calcext:value-type="float">
            <text:p>10</text:p>
          </table:table-cell>
          <table:table-cell table:formula="of:=FIND([.$E$2];[.B23];[.D23])" office:value-type="float" office:value="78" calcext:value-type="float">
            <text:p>78</text:p>
          </table:table-cell>
          <table:table-cell table:formula="of:=MID([.B23];[.D23];[.E23]-[.D23])" office:value-type="string" office:string-value="http://snapshowmagic.smugmug.com/Weddings/Daniel-and-Leslie-01042015" calcext:value-type="string">
            <text:p>http://snapshowmagic.smugmug.com/Weddings/Daniel-and-Leslie-01042015</text:p>
          </table:table-cell>
          <table:table-cell/>
          <table:table-cell table:formula="of:=FIND([.$H$2];[.B23];[.E23])" office:value-type="float" office:value="80" calcext:value-type="float">
            <text:p>80</text:p>
          </table:table-cell>
          <table:table-cell table:formula="of:=FIND([.$I$2];[.B23];[.H23])" office:value-type="float" office:value="112" calcext:value-type="float">
            <text:p>112</text:p>
          </table:table-cell>
          <table:table-cell table:formula="of:=MID([.B23];[.H23]+4;[.I23]-[.H23]-4)" office:value-type="string" office:string-value="Daniel and Leslie 01.04.2015" calcext:value-type="string">
            <text:p>Daniel and Leslie 01.04.2015</text:p>
          </table:table-cell>
          <table:table-cell table:formula="of:=TRIM(LEFT([.J23];LEN([.J23])-LEN([.M23])))" office:value-type="string" office:string-value="Daniel and Leslie" calcext:value-type="string">
            <text:p>Daniel and Leslie</text:p>
          </table:table-cell>
          <table:table-cell table:formula="of:=RIGHT([.J23];10)" office:value-type="string" office:string-value="01.04.2015" calcext:value-type="string">
            <text:p>01.04.2015</text:p>
          </table:table-cell>
          <table:table-cell table:formula="of:=IF(MID([.L23];2;1)=&quot; &quot;;RIGHT([.L23];8);[.L23])" office:value-type="string" office:string-value="01.04.2015" calcext:value-type="string">
            <text:p>01.04.2015</text:p>
          </table:table-cell>
          <table:table-cell table:formula="of:=FIND([.$N$2];[.M23];1)" office:value-type="float" office:value="3" calcext:value-type="float">
            <text:p>3</text:p>
          </table:table-cell>
          <table:table-cell table:formula="of:=VALUE(MID([.M23];1;[.N23]-1))" office:value-type="float" office:value="1" calcext:value-type="float">
            <text:p>1</text:p>
          </table:table-cell>
          <table:table-cell table:formula="of:=FIND([.$P$2];[.M23];[.N23]+1)" office:value-type="float" office:value="6" calcext:value-type="float">
            <text:p>6</text:p>
          </table:table-cell>
          <table:table-cell table:formula="of:=VALUE(MID([.M23];[.N23]+1;[.P23]-[.N23]-1))" office:value-type="float" office:value="4" calcext:value-type="float">
            <text:p>4</text:p>
          </table:table-cell>
          <table:table-cell/>
          <table:table-cell table:formula="of:=VALUE(MID([.M23];[.P23]+1;100))" office:value-type="float" office:value="2015" calcext:value-type="float">
            <text:p>2015</text:p>
          </table:table-cell>
          <table:table-cell table:formula="of:=IF([.S23]&lt;2000;[.S23]+2000;[.S23])" office:value-type="float" office:value="2015" calcext:value-type="float">
            <text:p>2015</text:p>
          </table:table-cell>
          <table:table-cell/>
          <table:table-cell table:formula="of:=FIND([.$V$2];[.$B27])" office:value-type="float" office:value="62" calcext:value-type="float">
            <text:p>62</text:p>
          </table:table-cell>
          <table:table-cell table:formula="of:=FIND([.$W$2];[.$B27];[.$V23])" office:value-type="float" office:value="78" calcext:value-type="float">
            <text:p>78</text:p>
          </table:table-cell>
          <table:table-cell table:formula="of:=MID([.$B27];[.$V23]+LEN([.$V$2]);[.$W23]-[.$V23]-LEN([.$V$2]))" office:value-type="string" office:string-value="46762858" calcext:value-type="string">
            <text:p>46762858</text:p>
          </table:table-cell>
          <table:table-cell table:formula="of:=FIND([.$Y$2];[.$B27])" office:value-type="float" office:value="79" calcext:value-type="float">
            <text:p>79</text:p>
          </table:table-cell>
          <table:table-cell table:formula="of:=FIND([.$Z$2];[.$B27];[.$Y23])" office:value-type="float" office:value="94" calcext:value-type="float">
            <text:p>94</text:p>
          </table:table-cell>
          <table:table-cell table:formula="of:=MID([.$B27];[.$Y23]+LEN([.$Y$2]);[.$Z23]-[.$Y23]-LEN([.$Y$2]))" office:value-type="string" office:string-value="5v9pdP" calcext:value-type="string">
            <text:p>5v9pdP</text:p>
          </table:table-cell>
          <table:table-cell table:number-columns-repeated="2"/>
          <table:table-cell table:formula="of:=[.$AD$1]&amp;[.$K23]&amp;[.$AD$2]" office:value-type="string" office:string-value="Gallery.create!(title: &quot;Daniel and Leslie&quot;, " calcext:value-type="string">
            <text:p>Gallery.create!(title: "Daniel and Leslie", </text:p>
          </table:table-cell>
          <table:table-cell table:formula="of:=[.$AE$1]&amp;[.$T23]&amp;&quot;,&quot;&amp;[.$O23]&amp;&quot;,&quot;&amp;[.$Q23]&amp;[.$AE$2]" office:value-type="string" office:string-value="event_date: Date.new(2015,1,4), " calcext:value-type="string">
            <text:p>event_date: Date.new(2015,1,4), </text:p>
          </table:table-cell>
          <table:table-cell table:formula="of:=[.$AF$1]&amp;[.X23]&amp;[.$AF$2]" office:value-type="string" office:string-value="smugmug_album_id: '46762858', " calcext:value-type="string">
            <text:p>smugmug_album_id: '46762858', </text:p>
          </table:table-cell>
          <table:table-cell table:formula="of:=[.$AG$1]&amp;[.AA23]&amp;[.$AG$2]" office:value-type="string" office:string-value="smugmug_album_key: '5v9pdP', " calcext:value-type="string">
            <text:p>smugmug_album_key: '5v9pdP', </text:p>
          </table:table-cell>
          <table:table-cell table:formula="of:=[.$AH$1]&amp;[.$F23]&amp;[.$AH$2]" office:value-type="string" office:string-value="album_url: &quot;http://snapshowmagic.smugmug.com/Weddings/Daniel-and-Leslie-01042015&quot;)" calcext:value-type="string">
            <text:p>album_url: "http://snapshowmagic.smugmug.com/Weddings/Daniel-and-Leslie-01042015")</text:p>
          </table:table-cell>
          <table:table-cell table:formula="of:=&quot;&quot;">
            <text:p/>
          </table:table-cell>
          <table:table-cell table:formula="of:=CONCATENATE([.AD23];[.AE23];[.AF23];[.AG23];[.AH23])" office:value-type="string" office:string-value="Gallery.create!(title: &quot;Daniel and Leslie&quot;, event_date: Date.new(2015,1,4), smugmug_album_id: '46762858', smugmug_album_key: '5v9pdP', album_url: &quot;http://snapshowmagic.smugmug.com/Weddings/Daniel-and-Leslie-01042015&quot;)" calcext:value-type="string">
            <text:p>Gallery.create!(title: "Daniel and Leslie", event_date: Date.new(2015,1,4), smugmug_album_id: '46762858', smugmug_album_key: '5v9pdP', album_url: "http://snapshowmagic.smugmug.com/Weddings/Daniel-and-Leslie-01042015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6762858&amp;AlbumKey=5v9pdP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6762858&amp;AlbumKey=5v9pdP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6762858&amp;AlbumKey=5v9pdP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eslie-01042015"&gt;View Gallery&lt;/a&gt;</text:p>
          </table:table-cell>
          <table:table-cell table:number-columns-repeated="3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arties/Roberts-X-mas-Party-12132014"&gt;&lt;h1&gt;Robert's X-mas Party 12.13.2014&lt;/h1&gt;&lt;/a&gt;</text:p>
          </table:table-cell>
          <table:table-cell/>
          <table:table-cell table:formula="of:=FIND([.$D$2];[.B34];1)" office:value-type="float" office:value="10" calcext:value-type="float">
            <text:p>10</text:p>
          </table:table-cell>
          <table:table-cell table:formula="of:=FIND([.$E$2];[.B34];[.D34])" office:value-type="float" office:value="79" calcext:value-type="float">
            <text:p>79</text:p>
          </table:table-cell>
          <table:table-cell table:formula="of:=MID([.B34];[.D34];[.E34]-[.D34])" office:value-type="string" office:string-value="http://snapshowmagic.smugmug.com/Parties/Roberts-X-mas-Party-12132014" calcext:value-type="string">
            <text:p>http://snapshowmagic.smugmug.com/Parties/Roberts-X-mas-Party-12132014</text:p>
          </table:table-cell>
          <table:table-cell/>
          <table:table-cell table:formula="of:=FIND([.$H$2];[.B34];[.E34])" office:value-type="float" office:value="81" calcext:value-type="float">
            <text:p>81</text:p>
          </table:table-cell>
          <table:table-cell table:formula="of:=FIND([.$I$2];[.B34];[.H34])" office:value-type="float" office:value="116" calcext:value-type="float">
            <text:p>116</text:p>
          </table:table-cell>
          <table:table-cell table:formula="of:=MID([.B34];[.H34]+4;[.I34]-[.H34]-4)" office:value-type="string" office:string-value="Robert's X-mas Party 12.13.2014" calcext:value-type="string">
            <text:p>Robert's X-mas Party 12.13.2014</text:p>
          </table:table-cell>
          <table:table-cell table:formula="of:=TRIM(LEFT([.J34];LEN([.J34])-LEN([.M34])))" office:value-type="string" office:string-value="Robert's X-mas Party" calcext:value-type="string">
            <text:p>Robert's X-mas Party</text:p>
          </table:table-cell>
          <table:table-cell table:formula="of:=RIGHT([.J34];10)" office:value-type="string" office:string-value="12.13.2014" calcext:value-type="string">
            <text:p>12.13.2014</text:p>
          </table:table-cell>
          <table:table-cell table:formula="of:=IF(MID([.L34];2;1)=&quot; &quot;;RIGHT([.L34];8);[.L34])" office:value-type="string" office:string-value="12.13.2014" calcext:value-type="string">
            <text:p>12.13.2014</text:p>
          </table:table-cell>
          <table:table-cell table:formula="of:=FIND([.$N$2];[.M34];1)" office:value-type="float" office:value="3" calcext:value-type="float">
            <text:p>3</text:p>
          </table:table-cell>
          <table:table-cell table:formula="of:=VALUE(MID([.M34];1;[.N34]-1))" office:value-type="float" office:value="12" calcext:value-type="float">
            <text:p>12</text:p>
          </table:table-cell>
          <table:table-cell table:formula="of:=FIND([.$P$2];[.M34];[.N34]+1)" office:value-type="float" office:value="6" calcext:value-type="float">
            <text:p>6</text:p>
          </table:table-cell>
          <table:table-cell table:formula="of:=VALUE(MID([.M34];[.N34]+1;[.P34]-[.N34]-1))" office:value-type="float" office:value="13" calcext:value-type="float">
            <text:p>13</text:p>
          </table:table-cell>
          <table:table-cell/>
          <table:table-cell table:formula="of:=VALUE(MID([.M34];[.P34]+1;100))" office:value-type="float" office:value="2014" calcext:value-type="float">
            <text:p>2014</text:p>
          </table:table-cell>
          <table:table-cell table:formula="of:=IF([.S34]&lt;2000;[.S34]+2000;[.S34])" office:value-type="float" office:value="2014" calcext:value-type="float">
            <text:p>2014</text:p>
          </table:table-cell>
          <table:table-cell/>
          <table:table-cell table:formula="of:=FIND([.$V$2];[.$B38])" office:value-type="float" office:value="62" calcext:value-type="float">
            <text:p>62</text:p>
          </table:table-cell>
          <table:table-cell table:formula="of:=FIND([.$W$2];[.$B38];[.$V34])" office:value-type="float" office:value="78" calcext:value-type="float">
            <text:p>78</text:p>
          </table:table-cell>
          <table:table-cell table:formula="of:=MID([.$B38];[.$V34]+LEN([.$V$2]);[.$W34]-[.$V34]-LEN([.$V$2]))" office:value-type="string" office:string-value="46351353" calcext:value-type="string">
            <text:p>46351353</text:p>
          </table:table-cell>
          <table:table-cell table:formula="of:=FIND([.$Y$2];[.$B38])" office:value-type="float" office:value="79" calcext:value-type="float">
            <text:p>79</text:p>
          </table:table-cell>
          <table:table-cell table:formula="of:=FIND([.$Z$2];[.$B38];[.$Y34])" office:value-type="float" office:value="94" calcext:value-type="float">
            <text:p>94</text:p>
          </table:table-cell>
          <table:table-cell table:formula="of:=MID([.$B38];[.$Y34]+LEN([.$Y$2]);[.$Z34]-[.$Y34]-LEN([.$Y$2]))" office:value-type="string" office:string-value="vf4KZq" calcext:value-type="string">
            <text:p>vf4KZq</text:p>
          </table:table-cell>
          <table:table-cell table:number-columns-repeated="2"/>
          <table:table-cell table:formula="of:=[.$AD$1]&amp;[.$K34]&amp;[.$AD$2]" office:value-type="string" office:string-value="Gallery.create!(title: &quot;Robert's X-mas Party&quot;, " calcext:value-type="string">
            <text:p>Gallery.create!(title: "Robert's X-mas Party", </text:p>
          </table:table-cell>
          <table:table-cell table:formula="of:=[.$AE$1]&amp;[.$T34]&amp;&quot;,&quot;&amp;[.$O34]&amp;&quot;,&quot;&amp;[.$Q34]&amp;[.$AE$2]" office:value-type="string" office:string-value="event_date: Date.new(2014,12,13), " calcext:value-type="string">
            <text:p>event_date: Date.new(2014,12,13), </text:p>
          </table:table-cell>
          <table:table-cell table:formula="of:=[.$AF$1]&amp;[.X34]&amp;[.$AF$2]" office:value-type="string" office:string-value="smugmug_album_id: '46351353', " calcext:value-type="string">
            <text:p>smugmug_album_id: '46351353', </text:p>
          </table:table-cell>
          <table:table-cell table:formula="of:=[.$AG$1]&amp;[.AA34]&amp;[.$AG$2]" office:value-type="string" office:string-value="smugmug_album_key: 'vf4KZq', " calcext:value-type="string">
            <text:p>smugmug_album_key: 'vf4KZq', </text:p>
          </table:table-cell>
          <table:table-cell table:formula="of:=[.$AH$1]&amp;[.$F34]&amp;[.$AH$2]" office:value-type="string" office:string-value="album_url: &quot;http://snapshowmagic.smugmug.com/Parties/Roberts-X-mas-Party-12132014&quot;)" calcext:value-type="string">
            <text:p>album_url: "http://snapshowmagic.smugmug.com/Parties/Roberts-X-mas-Party-12132014")</text:p>
          </table:table-cell>
          <table:table-cell table:formula="of:=&quot;&quot;">
            <text:p/>
          </table:table-cell>
          <table:table-cell table:formula="of:=CONCATENATE([.AD34];[.AE34];[.AF34];[.AG34];[.AH34])" office:value-type="string" office:string-value="Gallery.create!(title: &quot;Robert's X-mas Party&quot;, event_date: Date.new(2014,12,13), smugmug_album_id: '46351353', smugmug_album_key: 'vf4KZq', album_url: &quot;http://snapshowmagic.smugmug.com/Parties/Roberts-X-mas-Party-12132014&quot;)" calcext:value-type="string">
            <text:p>Gallery.create!(title: "Robert's X-mas Party", event_date: Date.new(2014,12,13), smugmug_album_id: '46351353', smugmug_album_key: 'vf4KZq', album_url: "http://snapshowmagic.smugmug.com/Parties/Roberts-X-mas-Party-12132014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6351353&amp;AlbumKey=vf4KZq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6351353&amp;AlbumKey=vf4KZq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6351353&amp;AlbumKey=vf4KZq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Parties/Roberts-X-mas-Party-12132014"&gt;View Gallery&lt;/a&gt;</text:p>
          </table:table-cell>
          <table:table-cell table:number-columns-repeated="3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Weddings/Buck-and-Tina-11162014/"&gt;&lt;h1&gt;Buck and Tina 11.16.2014&lt;/h1&gt;&lt;/a&gt;</text:p>
          </table:table-cell>
          <table:table-cell/>
          <table:table-cell table:formula="of:=FIND([.$D$2];[.B45];1)" office:value-type="float" office:value="10" calcext:value-type="float">
            <text:p>10</text:p>
          </table:table-cell>
          <table:table-cell table:formula="of:=FIND([.$E$2];[.B45];[.D45])" office:value-type="float" office:value="75" calcext:value-type="float">
            <text:p>75</text:p>
          </table:table-cell>
          <table:table-cell table:formula="of:=MID([.B45];[.D45];[.E45]-[.D45])" office:value-type="string" office:string-value="http://snapshowmagic.smugmug.com/Weddings/Buck-and-Tina-11162014/" calcext:value-type="string">
            <text:p>http://snapshowmagic.smugmug.com/Weddings/Buck-and-Tina-11162014/</text:p>
          </table:table-cell>
          <table:table-cell/>
          <table:table-cell table:formula="of:=FIND([.$H$2];[.B45];[.E45])" office:value-type="float" office:value="77" calcext:value-type="float">
            <text:p>77</text:p>
          </table:table-cell>
          <table:table-cell table:formula="of:=FIND([.$I$2];[.B45];[.H45])" office:value-type="float" office:value="105" calcext:value-type="float">
            <text:p>105</text:p>
          </table:table-cell>
          <table:table-cell table:formula="of:=MID([.B45];[.H45]+4;[.I45]-[.H45]-4)" office:value-type="string" office:string-value="Buck and Tina 11.16.2014" calcext:value-type="string">
            <text:p>Buck and Tina 11.16.2014</text:p>
          </table:table-cell>
          <table:table-cell table:formula="of:=TRIM(LEFT([.J45];LEN([.J45])-LEN([.M45])))" office:value-type="string" office:string-value="Buck and Tina" calcext:value-type="string">
            <text:p>Buck and Tina</text:p>
          </table:table-cell>
          <table:table-cell table:formula="of:=RIGHT([.J45];10)" office:value-type="string" office:string-value="11.16.2014" calcext:value-type="string">
            <text:p>11.16.2014</text:p>
          </table:table-cell>
          <table:table-cell table:formula="of:=IF(MID([.L45];2;1)=&quot; &quot;;RIGHT([.L45];8);[.L45])" office:value-type="string" office:string-value="11.16.2014" calcext:value-type="string">
            <text:p>11.16.2014</text:p>
          </table:table-cell>
          <table:table-cell table:formula="of:=FIND([.$N$2];[.M45];1)" office:value-type="float" office:value="3" calcext:value-type="float">
            <text:p>3</text:p>
          </table:table-cell>
          <table:table-cell table:formula="of:=VALUE(MID([.M45];1;[.N45]-1))" office:value-type="float" office:value="11" calcext:value-type="float">
            <text:p>11</text:p>
          </table:table-cell>
          <table:table-cell table:formula="of:=FIND([.$P$2];[.M45];[.N45]+1)" office:value-type="float" office:value="6" calcext:value-type="float">
            <text:p>6</text:p>
          </table:table-cell>
          <table:table-cell table:formula="of:=VALUE(MID([.M45];[.N45]+1;[.P45]-[.N45]-1))" office:value-type="float" office:value="16" calcext:value-type="float">
            <text:p>16</text:p>
          </table:table-cell>
          <table:table-cell/>
          <table:table-cell table:formula="of:=VALUE(MID([.M45];[.P45]+1;100))" office:value-type="float" office:value="2014" calcext:value-type="float">
            <text:p>2014</text:p>
          </table:table-cell>
          <table:table-cell table:formula="of:=IF([.S45]&lt;2000;[.S45]+2000;[.S45])" office:value-type="float" office:value="2014" calcext:value-type="float">
            <text:p>2014</text:p>
          </table:table-cell>
          <table:table-cell/>
          <table:table-cell table:formula="of:=FIND([.$V$2];[.$B49])" office:value-type="float" office:value="62" calcext:value-type="float">
            <text:p>62</text:p>
          </table:table-cell>
          <table:table-cell table:formula="of:=FIND([.$W$2];[.$B49];[.$V45])" office:value-type="float" office:value="78" calcext:value-type="float">
            <text:p>78</text:p>
          </table:table-cell>
          <table:table-cell table:formula="of:=MID([.$B49];[.$V45]+LEN([.$V$2]);[.$W45]-[.$V45]-LEN([.$V$2]))" office:value-type="string" office:string-value="45774308" calcext:value-type="string">
            <text:p>45774308</text:p>
          </table:table-cell>
          <table:table-cell table:formula="of:=FIND([.$Y$2];[.$B49])" office:value-type="float" office:value="79" calcext:value-type="float">
            <text:p>79</text:p>
          </table:table-cell>
          <table:table-cell table:formula="of:=FIND([.$Z$2];[.$B49];[.$Y45])" office:value-type="float" office:value="94" calcext:value-type="float">
            <text:p>94</text:p>
          </table:table-cell>
          <table:table-cell table:formula="of:=MID([.$B49];[.$Y45]+LEN([.$Y$2]);[.$Z45]-[.$Y45]-LEN([.$Y$2]))" office:value-type="string" office:string-value="JTLQ7v" calcext:value-type="string">
            <text:p>JTLQ7v</text:p>
          </table:table-cell>
          <table:table-cell table:number-columns-repeated="2"/>
          <table:table-cell table:formula="of:=[.$AD$1]&amp;[.$K45]&amp;[.$AD$2]" office:value-type="string" office:string-value="Gallery.create!(title: &quot;Buck and Tina&quot;, " calcext:value-type="string">
            <text:p>Gallery.create!(title: "Buck and Tina", </text:p>
          </table:table-cell>
          <table:table-cell table:formula="of:=[.$AE$1]&amp;[.$T45]&amp;&quot;,&quot;&amp;[.$O45]&amp;&quot;,&quot;&amp;[.$Q45]&amp;[.$AE$2]" office:value-type="string" office:string-value="event_date: Date.new(2014,11,16), " calcext:value-type="string">
            <text:p>event_date: Date.new(2014,11,16), </text:p>
          </table:table-cell>
          <table:table-cell table:formula="of:=[.$AF$1]&amp;[.X45]&amp;[.$AF$2]" office:value-type="string" office:string-value="smugmug_album_id: '45774308', " calcext:value-type="string">
            <text:p>smugmug_album_id: '45774308', </text:p>
          </table:table-cell>
          <table:table-cell table:formula="of:=[.$AG$1]&amp;[.AA45]&amp;[.$AG$2]" office:value-type="string" office:string-value="smugmug_album_key: 'JTLQ7v', " calcext:value-type="string">
            <text:p>smugmug_album_key: 'JTLQ7v', </text:p>
          </table:table-cell>
          <table:table-cell table:formula="of:=[.$AH$1]&amp;[.$F45]&amp;[.$AH$2]" office:value-type="string" office:string-value="album_url: &quot;http://snapshowmagic.smugmug.com/Weddings/Buck-and-Tina-11162014/&quot;)" calcext:value-type="string">
            <text:p>album_url: "http://snapshowmagic.smugmug.com/Weddings/Buck-and-Tina-11162014/")</text:p>
          </table:table-cell>
          <table:table-cell table:formula="of:=&quot;&quot;">
            <text:p/>
          </table:table-cell>
          <table:table-cell table:formula="of:=CONCATENATE([.AD45];[.AE45];[.AF45];[.AG45];[.AH45])" office:value-type="string" office:string-value="Gallery.create!(title: &quot;Buck and Tina&quot;, event_date: Date.new(2014,11,16), smugmug_album_id: '45774308', smugmug_album_key: 'JTLQ7v', album_url: &quot;http://snapshowmagic.smugmug.com/Weddings/Buck-and-Tina-11162014/&quot;)" calcext:value-type="string">
            <text:p>Gallery.create!(title: "Buck and Tina", event_date: Date.new(2014,11,16), smugmug_album_id: '45774308', smugmug_album_key: 'JTLQ7v', album_url: "http://snapshowmagic.smugmug.com/Weddings/Buck-and-Tina-11162014/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5774308&amp;AlbumKey=JTLQ7v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5774308&amp;AlbumKey=JTLQ7v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5774308&amp;AlbumKey=JTLQ7v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Weddings/Buck-and-Tina-11162014/"&gt;View Gallery&lt;/a&gt;</text:p>
          </table:table-cell>
          <table:table-cell table:number-columns-repeated="34"/>
        </table:table-row>
        <table:table-row table:style-name="ro1" table:number-rows-repeated="5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Events/Wedgewood-Menifee-Lakes-Bridal"&gt;&lt;h1&gt;Wedgewood Menifee Lakes Bridal Show 11.11.2014&lt;/h1&gt;&lt;/a&gt;</text:p>
          </table:table-cell>
          <table:table-cell/>
          <table:table-cell table:formula="of:=FIND([.$D$2];[.B56];1)" office:value-type="float" office:value="10" calcext:value-type="float">
            <text:p>10</text:p>
          </table:table-cell>
          <table:table-cell table:formula="of:=FIND([.$E$2];[.B56];[.D56])" office:value-type="float" office:value="80" calcext:value-type="float">
            <text:p>80</text:p>
          </table:table-cell>
          <table:table-cell table:formula="of:=MID([.B56];[.D56];[.E56]-[.D56])" office:value-type="string" office:string-value="http://snapshowmagic.smugmug.com/Events/Wedgewood-Menifee-Lakes-Bridal" calcext:value-type="string">
            <text:p>http://snapshowmagic.smugmug.com/Events/Wedgewood-Menifee-Lakes-Bridal</text:p>
          </table:table-cell>
          <table:table-cell/>
          <table:table-cell table:formula="of:=FIND([.$H$2];[.B56];[.E56])" office:value-type="float" office:value="82" calcext:value-type="float">
            <text:p>82</text:p>
          </table:table-cell>
          <table:table-cell table:formula="of:=FIND([.$I$2];[.B56];[.H56])" office:value-type="float" office:value="132" calcext:value-type="float">
            <text:p>132</text:p>
          </table:table-cell>
          <table:table-cell table:formula="of:=MID([.B56];[.H56]+4;[.I56]-[.H56]-4)" office:value-type="string" office:string-value="Wedgewood Menifee Lakes Bridal Show 11.11.2014" calcext:value-type="string">
            <text:p>Wedgewood Menifee Lakes Bridal Show 11.11.2014</text:p>
          </table:table-cell>
          <table:table-cell table:formula="of:=TRIM(LEFT([.J56];LEN([.J56])-LEN([.M56])))" office:value-type="string" office:string-value="Wedgewood Menifee Lakes Bridal Show" calcext:value-type="string">
            <text:p>Wedgewood Menifee Lakes Bridal Show</text:p>
          </table:table-cell>
          <table:table-cell table:formula="of:=RIGHT([.J56];10)" office:value-type="string" office:string-value="11.11.2014" calcext:value-type="string">
            <text:p>11.11.2014</text:p>
          </table:table-cell>
          <table:table-cell table:formula="of:=IF(MID([.L56];2;1)=&quot; &quot;;RIGHT([.L56];8);[.L56])" office:value-type="string" office:string-value="11.11.2014" calcext:value-type="string">
            <text:p>11.11.2014</text:p>
          </table:table-cell>
          <table:table-cell table:formula="of:=FIND([.$N$2];[.M56];1)" office:value-type="float" office:value="3" calcext:value-type="float">
            <text:p>3</text:p>
          </table:table-cell>
          <table:table-cell table:formula="of:=VALUE(MID([.M56];1;[.N56]-1))" office:value-type="float" office:value="11" calcext:value-type="float">
            <text:p>11</text:p>
          </table:table-cell>
          <table:table-cell table:formula="of:=FIND([.$P$2];[.M56];[.N56]+1)" office:value-type="float" office:value="6" calcext:value-type="float">
            <text:p>6</text:p>
          </table:table-cell>
          <table:table-cell table:formula="of:=VALUE(MID([.M56];[.N56]+1;[.P56]-[.N56]-1))" office:value-type="float" office:value="11" calcext:value-type="float">
            <text:p>11</text:p>
          </table:table-cell>
          <table:table-cell/>
          <table:table-cell table:formula="of:=VALUE(MID([.M56];[.P56]+1;100))" office:value-type="float" office:value="2014" calcext:value-type="float">
            <text:p>2014</text:p>
          </table:table-cell>
          <table:table-cell table:formula="of:=IF([.S56]&lt;2000;[.S56]+2000;[.S56])" office:value-type="float" office:value="2014" calcext:value-type="float">
            <text:p>2014</text:p>
          </table:table-cell>
          <table:table-cell/>
          <table:table-cell table:formula="of:=FIND([.$V$2];[.$B60])" office:value-type="float" office:value="62" calcext:value-type="float">
            <text:p>62</text:p>
          </table:table-cell>
          <table:table-cell table:formula="of:=FIND([.$W$2];[.$B60];[.$V56])" office:value-type="float" office:value="78" calcext:value-type="float">
            <text:p>78</text:p>
          </table:table-cell>
          <table:table-cell table:formula="of:=MID([.$B60];[.$V56]+LEN([.$V$2]);[.$W56]-[.$V56]-LEN([.$V$2]))" office:value-type="string" office:string-value="45664020" calcext:value-type="string">
            <text:p>45664020</text:p>
          </table:table-cell>
          <table:table-cell table:formula="of:=FIND([.$Y$2];[.$B60])" office:value-type="float" office:value="79" calcext:value-type="float">
            <text:p>79</text:p>
          </table:table-cell>
          <table:table-cell table:formula="of:=FIND([.$Z$2];[.$B60];[.$Y56])" office:value-type="float" office:value="94" calcext:value-type="float">
            <text:p>94</text:p>
          </table:table-cell>
          <table:table-cell table:formula="of:=MID([.$B60];[.$Y56]+LEN([.$Y$2]);[.$Z56]-[.$Y56]-LEN([.$Y$2]))" office:value-type="string" office:string-value="2HHMXP" calcext:value-type="string">
            <text:p>2HHMXP</text:p>
          </table:table-cell>
          <table:table-cell table:number-columns-repeated="2"/>
          <table:table-cell table:formula="of:=[.$AD$1]&amp;[.$K56]&amp;[.$AD$2]" office:value-type="string" office:string-value="Gallery.create!(title: &quot;Wedgewood Menifee Lakes Bridal Show&quot;, " calcext:value-type="string">
            <text:p>Gallery.create!(title: "Wedgewood Menifee Lakes Bridal Show", </text:p>
          </table:table-cell>
          <table:table-cell table:formula="of:=[.$AE$1]&amp;[.$T56]&amp;&quot;,&quot;&amp;[.$O56]&amp;&quot;,&quot;&amp;[.$Q56]&amp;[.$AE$2]" office:value-type="string" office:string-value="event_date: Date.new(2014,11,11), " calcext:value-type="string">
            <text:p>event_date: Date.new(2014,11,11), </text:p>
          </table:table-cell>
          <table:table-cell table:formula="of:=[.$AF$1]&amp;[.X56]&amp;[.$AF$2]" office:value-type="string" office:string-value="smugmug_album_id: '45664020', " calcext:value-type="string">
            <text:p>smugmug_album_id: '45664020', </text:p>
          </table:table-cell>
          <table:table-cell table:formula="of:=[.$AG$1]&amp;[.AA56]&amp;[.$AG$2]" office:value-type="string" office:string-value="smugmug_album_key: '2HHMXP', " calcext:value-type="string">
            <text:p>smugmug_album_key: '2HHMXP', </text:p>
          </table:table-cell>
          <table:table-cell table:formula="of:=[.$AH$1]&amp;[.$F56]&amp;[.$AH$2]" office:value-type="string" office:string-value="album_url: &quot;http://snapshowmagic.smugmug.com/Events/Wedgewood-Menifee-Lakes-Bridal&quot;)" calcext:value-type="string">
            <text:p>album_url: "http://snapshowmagic.smugmug.com/Events/Wedgewood-Menifee-Lakes-Bridal")</text:p>
          </table:table-cell>
          <table:table-cell table:formula="of:=&quot;&quot;">
            <text:p/>
          </table:table-cell>
          <table:table-cell table:formula="of:=CONCATENATE([.AD56];[.AE56];[.AF56];[.AG56];[.AH56])" office:value-type="string" office:string-value="Gallery.create!(title: &quot;Wedgewood Menifee Lakes Bridal Show&quot;, event_date: Date.new(2014,11,11), smugmug_album_id: '45664020', smugmug_album_key: '2HHMXP', album_url: &quot;http://snapshowmagic.smugmug.com/Events/Wedgewood-Menifee-Lakes-Bridal&quot;)" calcext:value-type="string">
            <text:p>Gallery.create!(title: "Wedgewood Menifee Lakes Bridal Show", event_date: Date.new(2014,11,11), smugmug_album_id: '45664020', smugmug_album_key: '2HHMXP', album_url: "http://snapshowmagic.smugmug.com/Events/Wedgewood-Menifee-Lakes-Bridal")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object classid="clsid:D27CDB6E-AE6D-11cf-96B8-444553540000" width="600" height="600" id="ssidx"&gt;&lt;param name="movie" value="http://cdn.smugmug.com/ria/ShizamSlides-2013072402.swf" /&gt;&lt;param name="flashVars" value="AlbumID=45664020&amp;AlbumKey=2HHMXP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/&gt;&lt;param name="wmode" value="transparent" /&gt;&lt;param name="allowNetworking" value="all" /&gt;&lt;param name="allowScriptAccess" value="always" /&gt;&lt;embed src="http://cdn.smugmug.com/ria/ShizamSlides-2013072402.swf" flashVars="AlbumID=45664020&amp;AlbumKey=2HHMXP&amp;transparent=true&amp;bgColor=&amp;borderThickness=&amp;borderColor=&amp;useInside=&amp;endPoint=&amp;mainHost=cdn.smugmug.com&amp;VersionNos=2013072402&amp;width=600&amp;height=600&amp;clickToImage=true&amp;captions=true&amp;showThumbs=true&amp;autoStart=true&amp;showSpeed=true&amp;pageStyle=black&amp;showButtons=true&amp;randomStart=true&amp;randomize=true&amp;splash=http%3A%2F%2Fwww.smugmug.com%2Fimg%2Fria%2FShizamSlides%2Fsmugmug_black.png&amp;splashDelay=0&amp;crossFadeSpeed=350" width="600" height="600" wmode="transparent" type="application/x-shockwave-flash" allowScriptAccess="always" allowNetworking="all" &gt;&lt;/embed&gt;&lt;/object&gt;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&lt;a href="http://snapshowmagic.smugmug.com/photos/swfpopup.mg?AlbumID=45664020&amp;AlbumKey=2HHMXP"&gt;View Slideshow&lt;/a&gt;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&lt;a href="http://snapshowmagic.smugmug.com/Events/Wedgewood-Menifee-Lakes-Bridal"&gt;View Gallery&lt;/a&gt;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22:52:36.211000000</meta:creation-date>
    <dc:date>2015-03-30T23:44:29.812000000</dc:date>
    <meta:editing-duration>PT20M40S</meta:editing-duration>
    <meta:editing-cycles>1</meta:editing-cycles>
    <meta:document-statistic meta:table-count="1" meta:cell-count="217" meta:object-count="0"/>
    <meta:generator>LibreOffice/4.4.0.3$Windows_x86 LibreOffice_project/de093506bcdc5fafd9023ee680b8c60e3e0645d7</meta:generator>
  </office:meta>
</office:document-meta>
</file>